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f294" officeooo:paragraph-rsid="0006f294" style:font-size-asian="14pt" style:font-size-complex="14pt"/>
    </style:style>
    <style:style style:name="P2" style:family="paragraph" style:parent-style-name="Standard" style:list-style-name="L1">
      <style:text-properties fo:font-size="14pt" officeooo:rsid="0006f294" officeooo:paragraph-rsid="0006f294" style:font-size-asian="14pt" style:font-size-complex="14pt"/>
    </style:style>
    <style:style style:name="P3" style:family="paragraph" style:parent-style-name="Standard">
      <style:text-properties fo:font-size="14pt" officeooo:rsid="0007f025" officeooo:paragraph-rsid="0007f025" style:font-size-asian="14pt" style:font-size-complex="14pt"/>
    </style:style>
    <style:style style:name="P4" style:family="paragraph" style:parent-style-name="Standard" style:list-style-name="L2">
      <style:text-properties fo:font-size="14pt" officeooo:rsid="0007f025" officeooo:paragraph-rsid="0007f025" style:font-size-asian="14pt" style:font-size-complex="14pt"/>
    </style:style>
    <style:style style:name="P5" style:family="paragraph" style:parent-style-name="Standard">
      <style:text-properties fo:font-size="14pt" officeooo:rsid="0008f0f2" officeooo:paragraph-rsid="0008f0f2" style:font-size-asian="14pt" style:font-size-complex="14pt"/>
    </style:style>
    <style:style style:name="P6" style:family="paragraph" style:parent-style-name="Standard" style:list-style-name="L3">
      <style:text-properties fo:font-size="14pt" officeooo:rsid="000b1e06" officeooo:paragraph-rsid="000b1e06" style:font-size-asian="14pt" style:font-size-complex="14pt"/>
    </style:style>
    <style:style style:name="P7" style:family="paragraph" style:parent-style-name="Standard" style:list-style-name="L3">
      <style:text-properties fo:font-size="14pt" officeooo:paragraph-rsid="000ca0c9" style:font-size-asian="14pt" style:font-size-complex="14pt"/>
    </style:style>
    <style:style style:name="P8" style:family="paragraph" style:parent-style-name="Standard" style:list-style-name="L3">
      <style:text-properties fo:font-size="14pt" officeooo:paragraph-rsid="000f99a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8f0f2" officeooo:paragraph-rsid="0008f0f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6f294" officeooo:paragraph-rsid="0006f294" style:font-size-asian="16pt" style:font-weight-asian="bold" style:font-size-complex="16pt" style:font-weight-complex="bold"/>
    </style:style>
    <style:style style:name="P11" style:family="paragraph" style:parent-style-name="Standard" style:list-style-name="L3">
      <style:text-properties officeooo:paragraph-rsid="000ca0c9"/>
    </style:style>
    <style:style style:name="P12" style:family="paragraph" style:parent-style-name="Standard" style:list-style-name="L3">
      <style:text-properties officeooo:paragraph-rsid="000f99a8"/>
    </style:style>
    <style:style style:name="P13" style:family="paragraph" style:parent-style-name="Standard">
      <style:text-properties officeooo:paragraph-rsid="000b1e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3c5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b1e06" style:font-size-asian="14pt" style:font-size-complex="14pt"/>
    </style:style>
    <style:style style:name="T6" style:family="text">
      <style:text-properties officeooo:rsid="000d69bf"/>
    </style:style>
    <style:style style:name="T7" style:family="text">
      <style:text-properties officeooo:rsid="000f04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adrões de código</text:p>
      <text:p text:style-name="P1"><text:span text:style-name="T1">Motivo:</text:span> Facilitar a implementação, reutilização, adaptação, etc – a qualidade em geral - do código feito.</text:p>
      <text:p text:style-name="P1"><text:span text:style-name="T1">O que é?</text:span> </text:p>
      <text:p text:style-name="P1">Soluções comprovadamente boas para problemas recorrentes.</text:p>
      <text:list xml:id="list1166227918" text:style-name="L1">
        <text:list-item>
          <text:p text:style-name="P2">Padrões para modelagem</text:p>
        </text:list-item>
        <text:list-item>
          <text:p text:style-name="P2">Padrões para Requisitos</text:p>
        </text:list-item>
        <text:list-item>
          <text:p text:style-name="P2">Padrões para o Projeto</text:p>
        </text:list-item>
        <text:list-item>
          <text:p text:style-name="P2">Padrões de Codificação</text:p>
          <text:p text:style-name="P2"/>
        </text:list-item>
      </text:list>
      <text:p text:style-name="P3">Padrão:</text:p>
      <text:list xml:id="list1018525361" text:style-name="L2">
        <text:list-item>
          <text:p text:style-name="P4">nome</text:p>
        </text:list-item>
        <text:list-item>
          <text:p text:style-name="P4">problema</text:p>
        </text:list-item>
        <text:list-item>
          <text:p text:style-name="P4">solução</text:p>
        </text:list-item>
      </text:list>
      <text:p text:style-name="P3"/>
      <text:p text:style-name="P3">Padrões que serão vistos: GRASP e GOF</text:p>
      <text:p text:style-name="P3"/>
      <text:p text:style-name="P9">GRASP</text:p>
      <text:p text:style-name="P5">Padrões Gerais de Software para Atribuiç<text:span text:style-name="T2">õe</text:span>s de <text:span text:style-name="T3">Responsabilidade</text:span>.</text:p>
      <text:list xml:id="list1935431338" text:style-name="L3">
        <text:list-item>
          <text:p text:style-name="P6">Especialista → atribuir a responsabilidade para as classes que tem os dados</text:p>
        </text:list-item>
        <text:list-item>
          <text:p text:style-name="P11"><text:span text:style-name="T5">Criador → </text:span><text:span text:style-name="T4">Atribuir à uma classe B a responsabilidade de criar uma instância de</text:span></text:p>
          <text:p text:style-name="P11"><text:span text:style-name="T4">uma classe A se: </text:span></text:p>
          <text:list>
            <text:list-item>
              <text:p text:style-name="P7">B agrega objetos de A </text:p>
            </text:list-item>
            <text:list-item>
              <text:p text:style-name="P7">B contém objetos de A </text:p>
            </text:list-item>
            <text:list-item>
              <text:p text:style-name="P7">B registra objetos de A </text:p>
            </text:list-item>
            <text:list-item>
              <text:p text:style-name="P7">B usa muito de perto objetos de A </text:p>
            </text:list-item>
            <text:list-item>
              <text:p text:style-name="P7">B tem a informação para a inicialização dos objetos de A</text:p>
            </text:list-item>
          </text:list>
        </text:list-item>
        <text:list-item>
          <text:p text:style-name="P6">Alta Coesão → <text:span text:style-name="T6">Uma classe que não é facilmente dividida.</text:span></text:p>
        </text:list-item>
        <text:list-item>
          <text:p text:style-name="P6">Baixo Acoplamento → <text:span text:style-name="T7">O quanto uma classe interage com outras classes.</text:span></text:p>
        </text:list-item>
        <text:list-item>
          <text:p text:style-name="P12"><text:span text:style-name="T5">Controlador → </text:span><text:span text:style-name="T4">responsável pelo tratamento de um evento do sistema</text:span></text:p>
          <text:list>
            <text:list-item>
              <text:p text:style-name="P8">represente o sistema como um todo </text:p>
            </text:list-item>
            <text:list-item>
              <text:p text:style-name="P8">represente a organização ou negócio </text:p>
            </text:list-item>
            <text:list-item>
              <text:p text:style-name="P8">represente algo no mundo real que seja ativo e que esteja envolvido na tarefa </text:p>
            </text:list-item>
            <text:list-item>
              <text:p text:style-name="P8">represente um tratador artificial de todos os eventos de um caso de uso.</text:p>
            </text:list-item>
          </text:list>
        </text:list-item>
      </text:list>
      <text:p text:style-name="P1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7:47:53.249624514</meta:creation-date>
    <dc:date>2019-09-18T18:30:31.437029198</dc:date>
    <meta:editing-duration>PT21M14S</meta:editing-duration>
    <meta:editing-cycles>7</meta:editing-cycles>
    <meta:generator>LibreOffice/6.2.6.2$Linux_X86_64 LibreOffice_project/20$Build-2</meta:generator>
    <meta:document-statistic meta:table-count="0" meta:image-count="0" meta:object-count="0" meta:page-count="1" meta:paragraph-count="31" meta:word-count="216" meta:character-count="1168" meta:non-whitespace-character-count="995"/>
  </office:meta>
</office:document-meta>
</file>